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6.977cm" table:align="left"/>
    </style:style>
    <style:style style:name="Table1.A" style:family="table-column">
      <style:table-column-properties style:column-width="2.889cm"/>
    </style:style>
    <style:style style:name="Table1.B" style:family="table-column">
      <style:table-column-properties style:column-width="11.377cm"/>
    </style:style>
    <style:style style:name="Table1.C" style:family="table-column">
      <style:table-column-properties style:column-width="2.711cm"/>
    </style:style>
    <style:style style:name="Table1.A1" style:family="table-cell">
      <style:table-cell-properties style:vertical-align="middle" fo:padding="0.185cm" fo:border="0.05pt solid #000000"/>
    </style:style>
    <style:style style:name="Table2" style:family="table">
      <style:table-properties style:width="16.956cm" table:align="left"/>
    </style:style>
    <style:style style:name="Table2.A" style:family="table-column">
      <style:table-column-properties style:column-width="2.91cm"/>
    </style:style>
    <style:style style:name="Table2.B" style:family="table-column">
      <style:table-column-properties style:column-width="4.962cm"/>
    </style:style>
    <style:style style:name="Table2.C" style:family="table-column">
      <style:table-column-properties style:column-width="6.415cm"/>
    </style:style>
    <style:style style:name="Table2.D" style:family="table-column">
      <style:table-column-properties style:column-width="2.669cm"/>
    </style:style>
    <style:style style:name="Table2.A1" style:family="table-cell">
      <style:table-cell-properties style:vertical-align="middle" fo:padding="0.185cm" fo:border="0.05pt solid #000000"/>
    </style:style>
    <style:style style:name="Table3" style:family="table">
      <style:table-properties style:width="16.977cm" table:align="left"/>
    </style:style>
    <style:style style:name="Table3.A" style:family="table-column">
      <style:table-column-properties style:column-width="2.923cm"/>
    </style:style>
    <style:style style:name="Table3.B" style:family="table-column">
      <style:table-column-properties style:column-width="11.384cm"/>
    </style:style>
    <style:style style:name="Table3.C" style:family="table-column">
      <style:table-column-properties style:column-width="2.671cm"/>
    </style:style>
    <style:style style:name="Table3.A1" style:family="table-cell">
      <style:table-cell-properties style:vertical-align="middle" fo:padding="0.185cm" fo:border="0.05pt solid #000000"/>
    </style:style>
    <style:style style:name="Table4" style:family="table">
      <style:table-properties style:width="17cm" table:align="left"/>
    </style:style>
    <style:style style:name="Table4.A" style:family="table-column">
      <style:table-column-properties style:column-width="2.91cm"/>
    </style:style>
    <style:style style:name="Table4.B" style:family="table-column">
      <style:table-column-properties style:column-width="11.389cm"/>
    </style:style>
    <style:style style:name="Table4.C" style:family="table-column">
      <style:table-column-properties style:column-width="2.701cm"/>
    </style:style>
    <style:style style:name="Table4.A1" style:family="table-cell">
      <style:table-cell-properties style:vertical-align="middle" fo:padding="0.185cm" fo:border="0.05pt solid #000000"/>
    </style:style>
    <style:style style:name="Table7" style:family="table">
      <style:table-properties style:width="17cm" table:align="left"/>
    </style:style>
    <style:style style:name="Table7.A" style:family="table-column">
      <style:table-column-properties style:column-width="8.491cm"/>
    </style:style>
    <style:style style:name="Table7.B" style:family="table-column">
      <style:table-column-properties style:column-width="8.509cm"/>
    </style:style>
    <style:style style:name="Table7.A1" style:family="table-cell">
      <style:table-cell-properties style:vertical-align="middle" fo:padding="0cm" fo:border="none"/>
    </style:style>
    <style:style style:name="P1" style:family="paragraph" style:parent-style-name="Footer">
      <style:paragraph-properties fo:text-align="end" style:justify-single-word="false"/>
      <style:text-properties fo:font-size="10pt" style:font-size-asian="10pt" style:font-size-complex="10pt"/>
    </style:style>
    <style:style style:name="P2" style:family="paragraph" style:parent-style-name="Text_20_body">
      <style:text-properties style:font-name="Times New Roman"/>
    </style:style>
    <style:style style:name="P3" style:family="paragraph" style:parent-style-name="Text_20_body">
      <style:text-properties style:font-name="Times New Roman" fo:font-weight="normal"/>
    </style:style>
    <style:style style:name="P4" style:family="paragraph" style:parent-style-name="Text_20_body">
      <style:paragraph-properties fo:margin-top="0cm" fo:margin-bottom="0cm"/>
      <style:text-properties style:font-name="Times New Roman"/>
    </style:style>
    <style:style style:name="P5" style:family="paragraph" style:parent-style-name="Text_20_body">
      <style:paragraph-properties fo:margin-top="0cm" fo:margin-bottom="0cm"/>
      <style:text-properties style:font-name="Times New Roman" fo:font-weight="normal"/>
    </style:style>
    <style:style style:name="P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Times New Roman" fo:font-size="12pt" fo:font-style="normal" style:text-underline-style="none" fo:font-weight="normal" style:text-blinking="false" fo:background-color="transparent"/>
    </style:style>
    <style:style style:name="P7" style:family="paragraph" style:parent-style-name="Text_20_body">
      <style:paragraph-properties fo:margin-top="0cm" fo:margin-bottom="0cm" fo:line-height="150%" fo:text-align="end" style:justify-single-word="false" style:writing-mode="lr-tb"/>
      <style:text-properties fo:font-variant="normal" fo:text-transform="none" fo:color="#000000" style:text-line-through-style="none" style:font-name="Times New Roman" fo:font-size="12pt" fo:font-style="normal" style:text-underline-style="none" fo:font-weight="normal" style:text-blinking="false" fo:background-color="transparent"/>
    </style:style>
    <style:style style:name="P8" style:family="paragraph" style:parent-style-name="Text_20_body">
      <style:paragraph-properties fo:margin-top="0cm" fo:margin-bottom="0cm" fo:line-height="150%" fo:text-align="justify" style:justify-single-word="false" style:writing-mode="lr-tb"/>
      <style:text-properties fo:font-variant="normal" fo:text-transform="none" fo:color="#000000" style:text-line-through-style="none" style:font-name="Times New Roman" fo:font-size="12pt" fo:font-style="normal" style:text-underline-style="none" fo:font-weight="normal" style:text-blinking="false" fo:background-color="transparent"/>
    </style:style>
    <style:style style:name="P9" style:family="paragraph" style:parent-style-name="Text_20_body">
      <style:paragraph-properties fo:margin-top="0cm" fo:margin-bottom="0cm" fo:line-height="150%" fo:text-align="center" style:justify-single-word="false" style:writing-mode="lr-tb"/>
      <style:text-properties fo:font-variant="normal" fo:text-transform="none" fo:color="#000000" style:text-line-through-style="none" style:font-name="Times New Roman" fo:font-size="12pt" fo:font-style="normal" style:text-underline-style="none" fo:font-weight="bold" style:text-blinking="false" fo:background-color="transparent"/>
    </style:style>
    <style:style style:name="P10" style:family="paragraph" style:parent-style-name="Text_20_body">
      <style:paragraph-properties fo:margin-top="0cm" fo:margin-bottom="0cm" fo:line-height="150%" fo:text-align="justify" style:justify-single-word="false" style:writing-mode="lr-tb"/>
      <style:text-properties fo:font-variant="normal" fo:text-transform="none" fo:color="#000000" style:text-line-through-style="none" style:font-name="Times New Roman" fo:font-size="12pt" fo:font-style="normal" style:text-underline-style="none" fo:font-weight="bold" style:text-blinking="false" fo:background-color="transparent"/>
    </style:style>
    <style:style style:name="P11" style:family="paragraph" style:parent-style-name="Text_20_body">
      <style:paragraph-properties fo:margin-top="0cm" fo:margin-bottom="0cm" fo:line-height="150%" fo:text-align="justify" style:justify-single-word="false" style:writing-mode="lr-tb"/>
      <style:text-properties fo:font-variant="normal" fo:text-transform="none" fo:color="#000000" style:text-line-through-style="none" style:font-name="Times New Roman" fo:font-size="12pt" fo:font-style="italic" style:text-underline-style="none" fo:font-weight="normal" style:text-blinking="false" fo:background-color="transparent" style:font-style-asian="italic" style:font-style-complex="italic"/>
    </style:style>
    <style:style style:name="P12" style:family="paragraph" style:parent-style-name="Table_20_Contents">
      <style:paragraph-properties fo:margin-top="0cm" fo:margin-bottom="0cm" fo:line-height="100%" fo:text-align="center" style:justify-single-word="false" style:writing-mode="lr-tb"/>
      <style:text-properties fo:font-variant="normal" fo:text-transform="none" fo:color="#000000" style:text-line-through-style="none" style:font-name="Times New Roman" fo:font-size="12pt" fo:font-style="normal" style:text-underline-style="none" fo:font-weight="bold" style:text-blinking="false" fo:background-color="transparent"/>
    </style:style>
    <style:style style:name="P13" style:family="paragraph" style:parent-style-name="Table_20_Contents">
      <style:paragraph-properties fo:margin-top="0cm" fo:margin-bottom="0cm" fo:line-height="150%" fo:text-align="center" style:justify-single-word="false" style:writing-mode="lr-tb"/>
      <style:text-properties fo:font-variant="normal" fo:text-transform="none" fo:color="#000000" style:text-line-through-style="none" style:font-name="Times New Roman" fo:font-size="12pt" fo:font-style="normal" style:text-underline-style="none" fo:font-weight="bold" style:text-blinking="false" fo:background-color="transparent"/>
    </style:style>
    <style:style style:name="P14" style:family="paragraph" style:parent-style-name="Table_20_Contents">
      <style:paragraph-properties fo:margin-top="0cm" fo:margin-bottom="0cm" fo:line-height="100%" fo:text-align="center" style:justify-single-word="false" style:writing-mode="lr-tb"/>
      <style:text-properties fo:font-variant="normal" fo:text-transform="none" fo:color="#000000" style:text-line-through-style="none" style:font-name="Times New Roman" fo:font-size="12pt" fo:font-style="normal" style:text-underline-style="none" fo:font-weight="bold" style:text-blinking="false" fo:background-color="transparent" style:font-weight-asian="bold" style:font-weight-complex="bold"/>
    </style:style>
    <style:style style:name="P15" style:family="paragraph" style:parent-style-name="Table_20_Contents">
      <style:paragraph-properties fo:margin-top="0cm" fo:margin-bottom="0cm" fo:line-height="100%" fo:text-align="center" style:justify-single-word="false" style:writing-mode="lr-tb"/>
      <style:text-properties fo:font-variant="normal" fo:text-transform="none" fo:color="#000000" style:text-line-through-style="none" style:font-name="Times New Roman" fo:font-size="12pt" fo:font-style="normal" style:text-underline-style="none" fo:font-weight="normal" style:text-blinking="false" fo:background-color="transparent"/>
    </style:style>
    <style:style style:name="P16" style:family="paragraph" style:parent-style-name="Table_20_Contents">
      <style:text-properties style:font-name="Times New Roman"/>
    </style:style>
    <style:style style:name="P17" style:family="paragraph" style:parent-style-name="Text_20_body" style:list-style-name="L1">
      <style:paragraph-properties fo:margin-left="0cm" fo:margin-right="0cm" fo:margin-top="0cm" fo:margin-bottom="0cm" fo:line-height="150%" fo:text-align="justify" style:justify-single-word="false" fo:text-indent="0cm" style:auto-text-indent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Times New Roman" fo:font-size="12pt" fo:font-style="normal" style:text-underline-style="none" fo:font-weight="normal" style:text-blinking="false" fo:background-color="transparent"/>
    </style:style>
    <style:style style:name="P18" style:family="paragraph" style:parent-style-name="Text_20_body" style:list-style-name="L2">
      <style:paragraph-properties fo:margin-top="0cm" fo:margin-bottom="0cm" fo:line-height="150%" fo:text-align="justify" style:justify-single-word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Times New Roman" fo:font-size="12pt" fo:font-style="normal" style:text-underline-style="none" fo:font-weight="normal" style:text-blinking="false" fo:background-color="transparent"/>
    </style:style>
    <style:style style:name="P19" style:family="paragraph" style:parent-style-name="Text_20_body" style:list-style-name="L3">
      <style:paragraph-properties fo:margin-top="0cm" fo:margin-bottom="0cm" fo:line-height="150%" fo:text-align="justify" style:justify-single-word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Times New Roman" fo:font-size="12pt" fo:font-style="normal" style:text-underline-style="none" fo:font-weight="normal" style:text-blinking="false" fo:background-color="transparent"/>
    </style:style>
    <style:style style:name="P20" style:family="paragraph" style:parent-style-name="Text_20_body" style:list-style-name="L4">
      <style:paragraph-properties fo:margin-top="0cm" fo:margin-bottom="0cm" fo:line-height="150%" fo:text-align="justify" style:justify-single-word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Times New Roman" fo:font-size="12pt" fo:font-style="normal" style:text-underline-style="none" fo:font-weight="normal" style:text-blinking="false" fo:background-color="transparent"/>
    </style:style>
    <style:style style:name="P21" style:family="paragraph" style:parent-style-name="Text_20_body" style:list-style-name="L7">
      <style:paragraph-properties fo:margin-top="0cm" fo:margin-bottom="0cm" fo:line-height="150%" fo:text-align="justify" style:justify-single-word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Times New Roman" fo:font-size="12pt" fo:font-style="normal" style:text-underline-style="none" fo:font-weight="normal" style:text-blinking="false" fo:background-color="transparent"/>
    </style:style>
    <style:style style:name="P22" style:family="paragraph" style:parent-style-name="Text_20_body" style:list-style-name="L5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Times New Roman" fo:font-size="12pt" fo:font-style="normal" style:text-underline-style="none" fo:font-weight="normal" style:text-blinking="false" fo:background-color="transparent"/>
    </style:style>
    <style:style style:name="P23" style:family="paragraph" style:parent-style-name="Text_20_body" style:list-style-name="L6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Times New Roman" fo:font-size="12pt" fo:font-style="normal" style:text-underline-style="none" fo:font-weight="normal" style:text-blinking="false" fo:background-color="transparent"/>
    </style:style>
    <style:style style:name="P24" style:family="paragraph" style:parent-style-name="Text_20_body" style:list-style-name="L8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Times New Roman" fo:font-size="12pt" fo:font-style="normal" style:text-underline-style="none" fo:font-weight="normal" style:text-blinking="false" fo:background-color="transparent"/>
    </style:style>
    <style:style style:name="P25" style:family="paragraph" style:parent-style-name="Text_20_body">
      <style:paragraph-properties fo:margin-top="0cm" fo:margin-bottom="0cm" fo:line-height="150%" fo:text-align="justify" style:justify-single-word="false" style:writing-mode="lr-tb"/>
      <style:text-properties style:font-name="Times New Roman"/>
    </style:style>
    <style:style style:name="P26" style:family="paragraph">
      <style:paragraph-properties fo:line-height="150%"/>
    </style:style>
    <style:style style:name="T1" style:family="text">
      <style:text-properties fo:font-variant="normal" fo:text-transform="none" fo:color="#000000" style:text-line-through-style="none" fo:font-size="12pt" fo:font-style="normal" style:text-underline-style="none" fo:font-weight="normal" style:text-blinking="false" fo:background-color="transparent"/>
    </style:style>
    <style:style style:name="T2" style:family="text">
      <style:text-properties fo:color="#000000" style:font-name="Times New Roman" fo:font-size="12pt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style:style style:name="gr1" style:family="graphic">
      <style:graphic-properties draw:stroke="none" svg:stroke-color="#000000" draw:fill="none" draw:fill-color="#ffffff" fo:min-height="1.05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draw:frame text:anchor-type="paragraph" draw:z-index="0" draw:style-name="gr1" svg:width="3.726cm" svg:height="1.059cm" svg:x="0.079cm" svg:y="-0.774cm"><draw:text-box><text:p text:style-name="P26"><text:span text:style-name="T2">Załącznik nr 3</text:span></text:p></draw:text-box></draw:frame>Warszawa, 10 maja 2014 r.</text:p>
      <text:p text:style-name="P3"><text:line-break/><text:line-break/><text:line-break/></text:p>
      <text:p text:style-name="P3"/>
      <text:p text:style-name="P9">PROTOKÓŁ Z ZEBRANIA ZAŁOŻYCIELSKIEGO</text:p>
      <text:p text:style-name="P9">STOWARZYSZENIA POLSKA GRUPA UŻYTKOWNIKÓW PYTHONA</text:p>
      <text:p text:style-name="P2"/>
      <text:p text:style-name="P8"/>
      <text:p text:style-name="P8">W dniu 10 maja 2014 r. w Warszawie odbyło się zebranie założycielskie Stowarzyszenia Polska Grupa Użytkowników Pythona.</text:p>
      <text:p text:style-name="P2"/>
      <text:p text:style-name="P8">W zebraniu udział wzięło 16 osób.</text:p>
      <text:p text:style-name="P11">(Załącznik nr 1 - lista członków założycieli wraz z ich oświadczeniami)</text:p>
      <text:p text:style-name="P2"/>
      <text:p text:style-name="P8">Obrady otworzył Piotr Tynecki przedstawiając proponowany porządek zebrania.</text:p>
      <text:p text:style-name="P2"/>
      <text:p text:style-name="P8">Porządek zebrania założycielskiego Stowarzyszenia Polska Grupa Użytkowników Pythona:</text:p>
      <text:list xml:id="list1954409769" text:style-name="L1">
        <text:list-item>
          <text:p text:style-name="P17">Wybór Przewodniczącego i Sekretarza,</text:p>
        </text:list-item>
        <text:list-item>
          <text:p text:style-name="P17">Podjęcie uchwały o powołaniu stowarzyszenia,</text:p>
        </text:list-item>
        <text:list-item>
          <text:p text:style-name="P17">Zapoznanie się z projektem Statutu, dyskusja i podjęcie uchwały o przyjęciu Statutu,</text:p>
        </text:list-item>
        <text:list-item>
          <text:p text:style-name="P17">Wybór Komitetu Założycielskiego,</text:p>
        </text:list-item>
        <text:list-item>
          <text:p text:style-name="P17">Wybór Zarządu,</text:p>
        </text:list-item>
        <text:list-item>
          <text:p text:style-name="P17">Wybór Komisji Rewizyjnej,</text:p>
        </text:list-item>
        <text:list-item>
          <text:p text:style-name="P17">Wybór Sądu Koleżeńskiego,</text:p>
        </text:list-item>
        <text:list-item>
          <text:p text:style-name="P17">Wybór Rzecznika Dyscyplinarnego,</text:p>
        </text:list-item>
        <text:list-item>
          <text:p text:style-name="P17">Wolne wnioski.</text:p>
        </text:list-item>
      </text:list>
      <text:p text:style-name="P3"/>
      <text:p text:style-name="P10">Przyjęcie porządku zebrania założycielskiego</text:p>
      <text:p text:style-name="P8">Proponowany porządek zebrania założycielskiego poddano głosowaniu i przyjęto go jednogłośnie.</text:p>
      <text:p text:style-name="P2"/>
      <text:p text:style-name="P10">Ad. 1. Wybór Przewodniczącego i Sekretarza</text:p>
      <text:p text:style-name="P8">Na Przewodniczącego zebrania zgłoszono Piotra Tyneckiego, a na Sekretarza Wojciecha Zająca.</text:p>
      <text:p text:style-name="P2"/>
      <text:p text:style-name="P8"><text:soft-page-break/>W wyniku głosowania jawnego, jednogłośnie wybrano:</text:p>
      <text:list xml:id="list1729795915" text:style-name="L2">
        <text:list-item>
          <text:p text:style-name="P18">Piotr Tynecki - Przewodniczący,</text:p>
        </text:list-item>
        <text:list-item>
          <text:p text:style-name="P18">Wojciech Zając - Sekretarz.</text:p>
        </text:list-item>
      </text:list>
      <text:p text:style-name="P2"/>
      <text:p text:style-name="P10">Ad. 2. Podjęcie uchwały o powołaniu stowarzyszenia</text:p>
      <text:p text:style-name="P8">Przewodniczący odczytał projekt uchwały o powołaniu Stowarzyszenia. W głosowaniu jawnym uchwałę przyjęto jednogłośnie.</text:p>
      <text:p text:style-name="P2"/>
      <text:p text:style-name="P10">Ad. 3. Zapoznanie się z projektem Statutu, dyskusja i podjęcie uchwały o przyjęciu Statutu</text:p>
      <text:p text:style-name="P8">Uchwałę zatwierdzającą Statut przyjęto jednogłośnie po wprowadzeniu proponowanych zmian.</text:p>
      <text:p text:style-name="P2"/>
      <text:p text:style-name="P10">Ad. 4. Wybór Komitetu Założycielskiego</text:p>
      <text:p text:style-name="P8">Zgłoszono następujące kandydatury do Komitetu Założycielskiego:</text:p>
      <text:list xml:id="list857427317" text:style-name="L3">
        <text:list-item>
          <text:p text:style-name="P19">Wojciech Zając,</text:p>
        </text:list-item>
        <text:list-item>
          <text:p text:style-name="P19">Piotr Skamruk,</text:p>
        </text:list-item>
        <text:list-item>
          <text:p text:style-name="P19">Rafał Korzeniewski.</text:p>
        </text:list-item>
      </text:list>
      <text:p text:style-name="P2"/>
      <text:p text:style-name="P8">Przewodniczący odczytał projekt uchwały o wyborze Komitetu Założycielskiego. W głosowaniu jawnym uchwałę przyjęto jednogłośnie.</text:p>
      <text:p text:style-name="P2"/>
      <text:p text:style-name="P10">Ad. 5. Wybór Zarządu</text:p>
      <text:p text:style-name="P8">Głosowanie odbyło się w trybie jawnym, gdzie każdy z obecnych głosował na wybranego kandydata ubiegającego się o daną funkcję w Zarządzie.</text:p>
      <text:p text:style-name="P8"/>
      <text:p text:style-name="P8">Wyniki głosowania: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4">Jędrzej Nowak</text:p>
          </table:table-cell>
          <table:table-cell table:style-name="Table1.A1" office:value-type="string">
            <text:p text:style-name="P15">wstrzymało się</text:p>
          </table:table-cell>
        </table:table-row>
        <table:table-row>
          <table:table-cell table:style-name="Table1.A1" office:value-type="string">
            <text:p text:style-name="P15">Prezes Zarządu</text:p>
          </table:table-cell>
          <table:table-cell table:style-name="Table1.A1" office:value-type="string">
            <text:p text:style-name="P14">15</text:p>
          </table:table-cell>
          <table:table-cell table:style-name="Table1.A1" office:value-type="string">
            <text:p text:style-name="P15">1</text:p>
          </table:table-cell>
        </table:table-row>
      </table:table>
      <text:p text:style-name="P4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16"/>
          </table:table-cell>
          <table:table-cell table:style-name="Table2.A1" office:value-type="string">
            <text:p text:style-name="P15">Piotr Tynecki</text:p>
          </table:table-cell>
          <table:table-cell table:style-name="Table2.A1" office:value-type="string">
            <text:p text:style-name="P14">Filip Kłębczyk</text:p>
          </table:table-cell>
          <table:table-cell table:style-name="Table2.A1" office:value-type="string">
            <text:p text:style-name="P15">wstrzymało się</text:p>
          </table:table-cell>
        </table:table-row>
        <table:table-row>
          <table:table-cell table:style-name="Table2.A1" office:value-type="string">
            <text:p text:style-name="P15">Wiceprezes Zarządu</text:p>
          </table:table-cell>
          <table:table-cell table:style-name="Table2.A1" office:value-type="string">
            <text:p text:style-name="P15">7</text:p>
          </table:table-cell>
          <table:table-cell table:style-name="Table2.A1" office:value-type="string">
            <text:p text:style-name="P15"/>
            <text:p text:style-name="P14">8</text:p>
          </table:table-cell>
          <table:table-cell table:style-name="Table2.A1" office:value-type="string">
            <text:p text:style-name="P15">1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ext:soft-page-break/>
        <table:table-row>
          <table:table-cell table:style-name="Table3.A1" office:value-type="string">
            <text:p text:style-name="P16"/>
          </table:table-cell>
          <table:table-cell table:style-name="Table3.A1" office:value-type="string">
            <text:p text:style-name="P12">Piotr Tynecki</text:p>
          </table:table-cell>
          <table:table-cell table:style-name="Table3.A1" office:value-type="string">
            <text:p text:style-name="P15">wstrzymało się</text:p>
          </table:table-cell>
        </table:table-row>
        <table:table-row>
          <table:table-cell table:style-name="Table3.A1" office:value-type="string">
            <text:p text:style-name="P15">Sekretarz Zarządu</text:p>
          </table:table-cell>
          <table:table-cell table:style-name="Table3.A1" office:value-type="string">
            <text:p text:style-name="P12">15</text:p>
          </table:table-cell>
          <table:table-cell table:style-name="Table3.A1" office:value-type="string">
            <text:p text:style-name="P15">1</text:p>
          </table:table-cell>
        </table:table-row>
      </table:table>
      <text:p text:style-name="P4"/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16"/>
          </table:table-cell>
          <table:table-cell table:style-name="Table4.A1" office:value-type="string">
            <text:p text:style-name="P12">Piotr Skamruk</text:p>
          </table:table-cell>
          <table:table-cell table:style-name="Table4.A1" office:value-type="string">
            <text:p text:style-name="P15">wstrzymało się</text:p>
          </table:table-cell>
        </table:table-row>
        <table:table-row>
          <table:table-cell table:style-name="Table4.A1" office:value-type="string">
            <text:p text:style-name="P15">Skarbnik Zarządu</text:p>
          </table:table-cell>
          <table:table-cell table:style-name="Table4.A1" office:value-type="string">
            <text:p text:style-name="P12">15</text:p>
          </table:table-cell>
          <table:table-cell table:style-name="Table4.A1" office:value-type="string">
            <text:p text:style-name="P15">1</text:p>
          </table:table-cell>
        </table:table-row>
      </table:table>
      <text:p text:style-name="P5"/>
      <text:p text:style-name="P8">W wyniku głosowania przyjęto następujące funkcje i skład Zarządu:</text:p>
      <text:list xml:id="list97876986" text:style-name="L4">
        <text:list-item>
          <text:p text:style-name="P20">Jędrzej Nowak - Prezes Zarządu,</text:p>
        </text:list-item>
        <text:list-item>
          <text:p text:style-name="P20">Filip Kłębczyk - Wiceprezes Zarządu,</text:p>
        </text:list-item>
        <text:list-item>
          <text:p text:style-name="P20">Piotr Tynecki - Sekretarz Zarządu,</text:p>
        </text:list-item>
        <text:list-item>
          <text:p text:style-name="P20">Piotr Skamruk - Skarbnik Zarządu.</text:p>
        </text:list-item>
      </text:list>
      <text:p text:style-name="P2"/>
      <text:p text:style-name="P8">Przewodniczący odczytał projekt uchwały o wyborze Zarządu. W głosowaniu jawnym uchwałę przyjęto jednogłośnie.</text:p>
      <text:p text:style-name="P10"/>
      <text:p text:style-name="P10">Ad. 6. Wybór Komisji Rewizyjnej</text:p>
      <text:p text:style-name="P6">Zgłoszono następujące kandydatury do Komisji Rewizyjnej:</text:p>
      <text:list xml:id="list1968926284" text:style-name="L5">
        <text:list-item>
          <text:p text:style-name="P22">Wojciech Zając - Przewodniczący Komisji Rewizyjnej,</text:p>
        </text:list-item>
        <text:list-item>
          <text:p text:style-name="P22">Piotr Maliński - Wiceprzewodniczący Komisji Rewizyjnej,</text:p>
        </text:list-item>
        <text:list-item>
          <text:p text:style-name="P22">Rafał Korzeniewski - Sekretarz Komisji Rewizyjnej.</text:p>
        </text:list-item>
      </text:list>
      <text:p text:style-name="P2"/>
      <text:p text:style-name="P8">Skład Komisji Rewizyjnej został przegłosowany jednogłośnie w głosowaniu jawnym.</text:p>
      <text:p text:style-name="P2"/>
      <text:p text:style-name="P8">Komisja Rewizyjna jednomyślną decyzją zaproponowała funkcje swoich członków na liście jak wyżej.</text:p>
      <text:p text:style-name="P2"/>
      <text:p text:style-name="P10">Ad. 7. Wybór Sądu Koleżeńskiego</text:p>
      <text:p text:style-name="P6">Zgłoszono następujące kandydatury do Sądu Koleżeńskiego:</text:p>
      <text:list xml:id="list372086034" text:style-name="L6">
        <text:list-item>
          <text:p text:style-name="P23">Piotr Wójcik - Przewodniczący Sądu Koleżeńskiego,</text:p>
        </text:list-item>
        <text:list-item>
          <text:p text:style-name="P23">Piotr Lewandowski - Wiceprzewodniczący Sądu Koleżeńskiego,</text:p>
        </text:list-item>
        <text:list-item>
          <text:p text:style-name="P23">Tomasz Szreniawski - Sekretarz Sądu Koleżeńskiego.</text:p>
        </text:list-item>
      </text:list>
      <text:p text:style-name="P25"><text:soft-page-break/><text:span text:style-name="T1">Skład Sądu Koleżeńskiego został przegłosowany niejednogłośnie w głosowaniu jawnym. Głosowało za 15 osób, przeciw było 0, a wstrzymało się 1.</text:span></text:p>
      <text:p text:style-name="P8"/>
      <text:p text:style-name="P8">Sąd Koleżeński jednomyślną decyzją określił funkcje swoich członków na liście jak wyżej.</text:p>
      <text:p text:style-name="P2"/>
      <text:p text:style-name="P10">Ad. 8. Wybór Rzecznika Dyscyplinarnego</text:p>
      <text:p text:style-name="P8">Zgłoszono następującą kandydaturę na Rzecznika Dyscyplinarnego:</text:p>
      <text:list xml:id="list484571134" text:style-name="L7">
        <text:list-item>
          <text:p text:style-name="P21">Kacper Krupa - Rzecznik Dyscyplinarny.</text:p>
        </text:list-item>
      </text:list>
      <text:p text:style-name="P2"/>
      <text:p text:style-name="P8">Rzecznik Dyscyplinarny został przegłosowany niejednogłośnie w głosowaniu jawnym. Głosowało za 14 osób, przeciw było 0, a wstrzymało się 2.</text:p>
      <text:p text:style-name="P2"/>
      <text:p text:style-name="P10">Ad. 9. Wolne wnioski</text:p>
      <text:p text:style-name="P8">Nie zgłoszono wolnych wniosków.</text:p>
      <text:p text:style-name="P8"/>
      <text:p text:style-name="P8">Na tym zebranie zakończono.</text:p>
      <text:p text:style-name="P8"/>
      <text:p text:style-name="P10">Załączniki do protokołu z zebrania założycielskiego</text:p>
      <text:list xml:id="list513233545" text:style-name="L8">
        <text:list-item>
          <text:p text:style-name="P24">Lista członków założycieli wraz z oświadczeniem członków założycieli,</text:p>
        </text:list-item>
        <text:list-item>
          <text:p text:style-name="P24">Uchwała nr 1/2014 o powołaniu stowarzyszenia,</text:p>
        </text:list-item>
        <text:list-item>
          <text:p text:style-name="P24">Uchwała nr 2/2014 o przyjęciu statutu,</text:p>
        </text:list-item>
        <text:list-item>
          <text:p text:style-name="P24">Uchwała nr 3/2014 o wyborze Komitetu Założycielskiego,</text:p>
        </text:list-item>
        <text:list-item>
          <text:p text:style-name="P24">Uchwała nr 4/2014 o wyborze Zarządu,</text:p>
        </text:list-item>
        <text:list-item>
          <text:p text:style-name="P24">Uchwała nr 5/2014 o wyborze Komisji Rewizyjnej,</text:p>
        </text:list-item>
        <text:list-item>
          <text:p text:style-name="P24">Statut Stowarzyszenia Polska Grupa Użytkowników Pythona.</text:p>
        </text:list-item>
      </text:list>
      <text:p text:style-name="P3"/>
      <text:p text:style-name="P3"><text:line-break/><text:line-break/><text:line-break/><text:line-break/></text:p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13">Przewodniczący</text:p>
          </table:table-cell>
          <table:table-cell table:style-name="Table7.A1" office:value-type="string">
            <text:p text:style-name="P13">Sekretarz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/<text:page-count>4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2T17:50:18</meta:creation-date>
    <dc:date>2014-05-12T08:32:45</dc:date>
    <meta:editing-duration>PT3H12M18S</meta:editing-duration>
    <meta:editing-cycles>49</meta:editing-cycles>
    <meta:generator>LibreOffice/3.5$Linux_X86_64 LibreOffice_project/350m1$Build-2</meta:generator>
    <meta:document-statistic meta:table-count="5" meta:image-count="0" meta:object-count="0" meta:page-count="4" meta:paragraph-count="99" meta:word-count="569" meta:character-count="2976" meta:non-whitespace-character-count="3771"/>
  </office:meta>
</office:document-meta>
</file>